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637" officeooo:paragraph-rsid="0008c6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45:22.491581181</meta:creation-date>
    <dc:date>2022-01-25T18:45:49.96010057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